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21d83" officeooo:paragraph-rsid="00121d83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121d83" officeooo:paragraph-rsid="00121d83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weight="normal" officeooo:rsid="00121d83" officeooo:paragraph-rsid="00121d83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63</text:span> – EDITOR TEXTO VI 04 – ATIVAR NUMERAÇÃO DE LINHAS E MOVER CURSOR</text:p>
      <text:p text:style-name="P1"/>
      <text:p text:style-name="P2">*** ALGUNS COMANDOS ***</text:p>
      <text:p text:style-name="P2"/>
      <text:p text:style-name="P3">Ativar a numeração de linhas em um arquivo:</text:p>
      <text:p text:style-name="P3">:set number</text:p>
      <text:p text:style-name="P3"/>
      <text:p text:style-name="P3">Desativar a numeração de linhas:</text:p>
      <text:p text:style-name="P3">:set nonumber</text:p>
      <text:p text:style-name="P3"/>
      <text:p text:style-name="P3">Saber onde se está em um arquivo e seu número total de linhas:</text:p>
      <text:p text:style-name="P3">Ctrl + g</text:p>
      <text:p text:style-name="P3"/>
      <text:p text:style-name="P3">Ctrl + u<text:tab/>Move o cursor meia tela para cima</text:p>
      <text:p text:style-name="P3"/>
      <text:p text:style-name="P3">Ctrl + d<text:tab/>Move o cursor meia tela para baixo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3T18:54:39.007239708</meta:creation-date>
    <dc:date>2020-05-03T18:59:02.650048881</dc:date>
    <meta:editing-duration>PT4M30S</meta:editing-duration>
    <meta:editing-cycles>1</meta:editing-cycles>
    <meta:document-statistic meta:table-count="0" meta:image-count="0" meta:object-count="0" meta:page-count="1" meta:paragraph-count="10" meta:word-count="69" meta:character-count="344" meta:non-whitespace-character-count="283"/>
    <meta:generator>LibreOffice/6.3.5.2$Linux_X86_64 LibreOffice_project/30$Build-2</meta:generator>
  </office:meta>
</office:document-meta>
</file>